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9.76mm"/>
    </style:style>
    <style:style style:name="co2" style:family="table-column">
      <style:table-column-properties fo:break-before="auto" style:column-width="9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6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size="20pt" style:font-size-asian="20pt" style:font-size-complex="20pt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3" table:default-cell-style-name="ce4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Manual Testing</text:p>
          </table:table-cell>
          <table:table-cell table:style-name="ce2"/>
          <table:table-cell table:formula="of:=COUNT([.C2:.C82])-2" office:value-type="float" office:value="11" calcext:value-type="float">
            <text:p>11</text:p>
          </table:table-cell>
          <table:table-cell table:formula="of:=COUNT([.D2:.D82])-6" office:value-type="float" office:value="19" calcext:value-type="float">
            <text:p>19</text:p>
          </table:table-cell>
          <table:table-cell table:formula="of:=COUNT([.E2:.E82])-7" office:value-type="float" office:value="47" calcext:value-type="float">
            <text:p>47</text:p>
          </table:table-cell>
          <table:table-cell table:formula="of:=SUM([.C1:.E1])" office:value-type="float" office:value="77" calcext:value-type="float">
            <text:p>77</text:p>
          </table:table-cell>
          <table:table-cell office:value-type="string" calcext:value-type="string">
            <text:p><text:s/>tests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Adm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Page</text:p>
          </table:table-cell>
          <table:table-cell office:value-type="string" calcext:value-type="string">
            <text:p><text:s/>- test all links</text:p>
          </table:table-cell>
          <table:table-cell table:number-columns-repeated="2"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story page</text:p>
          </table:table-cell>
          <table:table-cell office:value-type="string" calcext:value-type="string">
            <text:p><text:s/>- test all links</text:p>
          </table:table-cell>
          <table:table-cell table:number-columns-repeated="2"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blications page</text:p>
          </table:table-cell>
          <table:table-cell office:value-type="string" calcext:value-type="string">
            <text:p><text:s/>- test all links</text:p>
          </table:table-cell>
          <table:table-cell table:number-columns-repeated="2"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rch</text:p>
          </table:table-cell>
          <table:table-cell office:value-type="string" calcext:value-type="string">
            <text:p><text:s/>- message, registering is required</text:p>
          </table:table-cell>
          <table:table-cell table:style-name="ce5" office:value-type="date" office:date-value="2015-07-06" calcext:value-type="date">
            <text:p>06/07/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<text:s/>- fake log-in fails</text:p>
          </table:table-cell>
          <table:table-cell table:style-name="ce5" office:value-type="date" office:date-value="2015-07-06" calcext:value-type="date">
            <text:p>06/07/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eate or Edit account</text:p>
          </table:table-cell>
          <table:table-cell office:value-type="string" calcext:value-type="string">
            <text:p>- email invalid</text:p>
          </table:table-cell>
          <table:table-cell table:number-columns-repeated="2"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passwords must match</text:p>
          </table:table-cell>
          <table:table-cell table:number-columns-repeated="2"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change password, log out and back in</text:p>
          </table:table-cell>
          <table:table-cell table:style-name="ce5" office:value-type="string" calcext:value-type="string">
            <text:p>n/a</text:p>
          </table:table-cell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email already registered</text:p>
          </table:table-cell>
          <table:table-cell table:number-columns-repeated="2"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link "Click here" -&gt; home page</text:p>
          </table:table-cell>
          <table:table-cell table:style-name="ce5" office:value-type="date" office:date-value="2015-07-06" calcext:value-type="date">
            <text:p>06/07/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successfully register</text:p>
          </table:table-cell>
          <table:table-cell table:style-name="ce5" office:value-type="date" office:date-value="2015-07-06" calcext:value-type="date">
            <text:p>06/07/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g in or Log out and back in</text:p>
          </table:table-cell>
          <table:table-cell office:value-type="string" calcext:value-type="string">
            <text:p>- success</text:p>
          </table:table-cell>
          <table:table-cell table:number-columns-repeated="2"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directs to user details page</text:p>
          </table:table-cell>
          <table:table-cell table:number-columns-repeated="2"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start from top of test sheet as a user</text:p>
          </table:table-cell>
          <table:table-cell table:style-name="ce5" office:value-type="date" office:date-value="2015-07-06" calcext:value-type="date">
            <text:p>06/07/15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earch words “quad”</text:p>
          </table:table-cell>
          <table:table-cell office:value-type="string" calcext:value-type="string">
            <text:p>- definition only, 1 results, back link to "Search" ok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 sample citations, show headword, 2 citations and "more citations" button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all citations, show headword and 4 citations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case insensitive "Quad", "QUaD", QUAD" all ok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rch words “quail”</text:p>
          </table:table-cell>
          <table:table-cell office:value-type="string" calcext:value-type="string">
            <text:p>- definition only, 3 results, back link to "Search" ok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sample citations, same as "definitions only"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all citations, same as "definitions only"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test 3 quail links, all go to unique quail entries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 words</text:p>
          </table:table-cell>
          <table:table-cell office:value-type="string" calcext:value-type="string">
            <text:p>- Q has 102 entries, link take to list of 102 entries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- list alternates grey/white rows, all letter links at top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links goto correct and unique headwords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adword</text:p>
          </table:table-cell>
          <table:table-cell office:value-type="string" calcext:value-type="string">
            <text:p>- Looks ok, headword left, citations right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two hover '?' bring up text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more citations button brings up more citations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back link works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start from top of sheet as Admin</text:p>
          </table:table-cell>
          <table:table-cell/>
          <table:table-cell table:style-name="ce5" office:value-type="date" office:date-value="2015-07-06" calcext:value-type="date">
            <text:p>06/07/15</text:p>
          </table:table-cell>
          <table:table-cell table:style-name="ce5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3">
          <table:table-cell office:value-type="string" calcext:value-type="string">
            <text:p>Headword (Admin)</text:p>
          </table:table-cell>
          <table:table-cell office:value-type="string" calcext:value-type="string">
            <text:p>- check links on edit and delete buttons for headword and all citations </text:p>
          </table:table-cell>
          <table:table-cell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check links on more and new citations buttons</text:p>
          </table:table-cell>
          <table:table-cell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Headword edit (Admin)</text:p>
          </table:table-cell>
          <table:table-cell table:style-name="Default" office:value-type="string" calcext:value-type="string">
            <text:p>- commit, back link and edit buttons ok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headword definition required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New word (Admin)</text:p>
          </table:table-cell>
          <table:table-cell table:style-name="Default" office:value-type="string" calcext:value-type="string">
            <text:p>- page accessed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requires non-blank headword and definition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all secondary attributes == none is ok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all secondary attributes != none is ok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Secondary attributes (Admin)</text:p>
          </table:table-cell>
          <table:table-cell table:style-name="Default" office:value-type="string" calcext:value-type="string">
            <text:p>- Origin listed in alphabetical order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edit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delete from attribute list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create attribute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list headwords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remove from a specific headword <text:span text:style-name="T1">(</text:span>ie: first 'none' on drop down<text:span text:style-name="T1">)</text:span>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style-name="ce5"/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create, edit, delete attributes. List headwords: Register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cannot delete register if it is in use with headwords</text:p>
          </table:table-cell>
          <table:table-cell table:style-name="Default" table:number-columns-repeated="2"/>
          <table:table-cell table:style-name="ce5"/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archiving a register, means it doesn't show in headword edit dropdown</text:p>
          </table:table-cell>
          <table:table-cell table:style-name="Default"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remove Register from a specific headword</text:p>
          </table:table-cell>
          <table:table-cell table:style-name="Default" table:number-columns-repeated="2"/>
          <table:table-cell table:style-name="ce5" office:value-type="date" office:date-value="2015-07-07" calcext:value-type="date">
            <text:p>07/07/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style-name="ce5"/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create, edit, delete attributes. List headwords: Flag</text:p>
          </table:table-cell>
          <table:table-cell table:style-name="Default"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cannot delete flag if it is in use with headwords</text:p>
          </table:table-cell>
          <table:table-cell table:style-name="Default"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archiving a flag, means it doesn't show in headword edit dropdown</text:p>
          </table:table-cell>
          <table:table-cell table:style-name="Default"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- remove Flag from a specific headword</text:p>
          </table:table-cell>
          <table:table-cell table:style-name="Default"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Citation (Admin)</text:p>
          </table:table-cell>
          <table:table-cell office:value-type="string" calcext:value-type="string">
            <text:p>- create new citation, shows in headword</text:p>
          </table:table-cell>
          <table:table-cell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edit citation, shows in headword</text:p>
          </table:table-cell>
          <table:table-cell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delete citation, confirmation asked</text:p>
          </table:table-cell>
          <table:table-cell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Source edit link ok</text:p>
          </table:table-cell>
          <table:table-cell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Citation Source (Admin)</text:p>
          </table:table-cell>
          <table:table-cell office:value-type="string" calcext:value-type="string">
            <text:p>- add new source</text:p>
          </table:table-cell>
          <table:table-cell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edit source, archived items drop to bottom of list</text:p>
          </table:table-cell>
          <table:table-cell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delete source</text:p>
          </table:table-cell>
          <table:table-cell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cannot delete source if it is in use with headwords</text:p>
          </table:table-cell>
          <table:table-cell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- list headwords using source</text:p>
          </table:table-cell>
          <table:table-cell table:number-columns-repeated="2"/>
          <table:table-cell table:style-name="ce5" office:value-type="date" office:date-value="2015-07-08" calcext:value-type="date">
            <text:p>08/07/15</text:p>
          </table:table-cell>
          <table:table-cell table:number-columns-repeated="2"/>
        </table:table-row>
        <table:table-row table:style-name="ro2" table:number-rows-repeated="104850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 style:data-style-name="N2" text:time-value="15:21:28.428698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13:15:12.879667222</meta:creation-date>
    <dc:date>2015-07-08T11:33:35.271929044</dc:date>
    <meta:editing-duration>PT14H25M21S</meta:editing-duration>
    <meta:editing-cycles>6</meta:editing-cycles>
    <meta:generator>LibreOffice/4.4.3.2$Linux_X86_64 LibreOffice_project/88805f81e9fe61362df02b9941de8e38a9b5fd16</meta:generator>
    <meta:document-statistic meta:table-count="1" meta:cell-count="192" meta:object-count="0"/>
  </office:meta>
</office:document-meta>
</file>